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0CA000000CB19D05BBD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e64c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cccccc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outline1">
      <style:graphic-properties fo:min-height="11.928cm"/>
    </style:style>
    <style:style style:name="co1" style:family="table-column">
      <style:table-column-properties style:column-width="14.535cm" style:use-optimal-column-width="false"/>
    </style:style>
    <style:style style:name="co2" style:family="table-column">
      <style:table-column-properties style:column-width="14.541cm" style:use-optimal-column-width="false"/>
    </style:style>
    <style:style style:name="co3" style:family="table-column">
      <style:table-column-properties style:column-width="14.405cm" style:use-optimal-column-width="false"/>
    </style:style>
    <style:style style:name="co4" style:family="table-column">
      <style:table-column-properties style:column-width="14.143cm" style:use-optimal-column-width="false"/>
    </style:style>
    <style:style style:name="co5" style:family="table-column">
      <style:table-column-properties style:column-width="14.027cm" style:use-optimal-column-width="false"/>
    </style:style>
    <style:style style:name="co6" style:family="table-column">
      <style:table-column-properties style:column-width="14.032cm" style:use-optimal-column-width="false"/>
    </style:style>
    <style:style style:name="ro1" style:family="table-row">
      <style:table-row-properties style:row-height="7.362cm"/>
    </style:style>
    <style:style style:name="ro2" style:family="table-row">
      <style:table-row-properties style:row-height="2.628cm"/>
    </style:style>
    <style:style style:name="ro3" style:family="table-row">
      <style:table-row-properties style:row-height="11.888cm"/>
    </style:style>
    <style:style style:name="ro4" style:family="table-row">
      <style:table-row-properties style:row-height="4.447cm"/>
    </style:style>
    <style:style style:name="ro5" style:family="table-row">
      <style:table-row-properties style:row-height="4.333cm"/>
    </style:style>
    <style:style style:name="ro6" style:family="table-row">
      <style:table-row-properties style:row-height="14.181cm"/>
    </style:style>
    <style:style style:name="ro7" style:family="table-row">
      <style:table-row-properties style:row-height="6.379cm"/>
    </style:style>
    <style:style style:name="ro8" style:family="table-row">
      <style:table-row-properties style:row-height="14.998cm"/>
    </style:style>
    <style:style style:name="ce1" style:family="table-cell">
      <style:graphic-properties style:repeat="repeat"/>
      <style:paragraph-properties fo:text-align="center"/>
      <style:text-properties fo:font-family="'Old English Text MT'" style:font-pitch="variable" fo:font-size="72pt" style:font-size-asian="72pt" style:font-size-complex="72pt"/>
    </style:style>
    <style:style style:name="ce2" style:family="table-cell">
      <style:graphic-properties style:repeat="repeat"/>
      <style:text-properties fo:color="#ffffff" fo:font-size="60pt" fo:font-weight="bold" style:font-size-asian="60pt" style:font-weight-asian="bold" style:font-size-complex="60pt" style:font-weight-complex="bold"/>
    </style:style>
    <style:style style:name="ce3" style:family="table-cell">
      <style:graphic-properties style:repeat="repeat"/>
      <style:text-properties fo:color="#eb613d" fo:font-family="Sawasdee" style:font-pitch="variable" fo:font-size="88pt" style:font-size-asian="88pt" style:font-size-complex="88pt"/>
    </style:style>
    <style:style style:name="ce4" style:family="table-cell">
      <style:graphic-properties style:repeat="repeat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5" style:family="table-cell">
      <style:graphic-properties style:repeat="repeat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paragraph-properties fo:text-align="center"/>
      <style:text-properties fo:color="#ffffff" fo:font-family="'Arial Black'" style:font-pitch="variable" fo:font-size="36pt" style:font-size-asian="36pt" style:font-size-complex="36pt"/>
    </style:style>
    <style:style style:name="ce8" style:family="table-cell">
      <style:graphic-properties style:repeat="repeat"/>
      <style:paragraph-properties fo:text-align="center"/>
      <style:text-properties fo:color="#0084d1" fo:font-family="'Arial Black'" style:font-pitch="variable"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fo:text-align="start"/>
      <style:text-properties fo:font-size="80pt" style:font-size-asian="80pt" style:font-size-complex="80pt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family="'Old English Text MT'" style:font-pitch="variable" fo:font-size="18pt" style:font-size-asian="72pt" style:font-size-complex="72pt"/>
    </style:style>
    <style:style style:name="P4" style:family="paragraph">
      <style:paragraph-properties fo:text-align="center"/>
      <style:text-properties fo:color="#ffffff" fo:font-size="18pt" fo:font-weight="bold" style:font-size-asian="60pt" style:font-weight-asian="bold" style:font-size-complex="60pt" style:font-weight-complex="bold"/>
    </style:style>
    <style:style style:name="P5" style:family="paragraph">
      <style:text-properties fo:color="#eb613d" fo:font-family="Sawasdee" style:font-pitch="variable" fo:font-size="18pt" style:font-size-asian="88pt" style:font-size-complex="88pt"/>
    </style:style>
    <style:style style:name="P6" style:family="paragraph">
      <style:paragraph-properties fo:text-align="center"/>
      <style:text-properties fo:color="#eb613d" fo:font-family="Sawasdee" style:font-pitch="variable" fo:font-size="18pt" style:font-size-asian="88pt" style:font-size-complex="88pt"/>
    </style:style>
    <style:style style:name="P7" style:family="paragraph">
      <style:paragraph-properties fo:text-align="center"/>
      <style:text-properties fo:color="#ffffff" fo:font-size="1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fo:font-family="'Arial Black'" style:font-pitch="variable" fo:font-size="18pt" style:font-size-asian="36pt" style:font-size-complex="36pt"/>
    </style:style>
    <style:style style:name="P11" style:family="paragraph">
      <style:paragraph-properties fo:text-align="center"/>
      <style:text-properties fo:color="#0084d1" fo:font-family="'Arial Black'" style:font-pitch="variable" fo:font-size="18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start"/>
      <style:text-properties fo:font-family="'Century Schoolbook L'" style:font-family-generic="roman" style:font-pitch="variable" fo:font-size="96pt" style:font-size-asian="96pt" style:font-size-complex="9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3333" fo:font-size="80pt" fo:font-style="italic" style:text-underline-style="none" style:font-size-asian="80pt" style:font-style-asian="italic" style:font-size-complex="80pt" style:font-style-complex="italic"/>
    </style:style>
    <style:style style:name="T3" style:family="text">
      <style:text-properties fo:color="#ff3333" fo:font-size="80pt" style:font-size-asian="80pt" style:font-size-complex="80pt"/>
    </style:style>
    <style:style style:name="T4" style:family="text">
      <style:text-properties fo:color="#00ae00" fo:font-size="80pt" fo:font-style="normal" style:text-underline-style="solid" style:text-underline-width="auto" style:text-underline-color="font-color" style:font-size-asian="80pt" style:font-style-asian="normal" style:font-size-complex="80pt" style:font-style-complex="normal"/>
    </style:style>
    <style:style style:name="T5" style:family="text">
      <style:text-properties fo:font-size="80pt" fo:font-style="italic" style:font-size-asian="80pt" style:font-style-asian="italic" style:font-size-complex="80pt" style:font-style-complex="italic"/>
    </style:style>
    <style:style style:name="T6" style:family="text">
      <style:text-properties fo:color="#0099ff" fo:font-size="80pt" fo:font-weight="bold" style:font-size-asian="80pt" style:font-weight-asian="bold" style:font-size-complex="80pt" style:font-weight-complex="bold"/>
    </style:style>
    <style:style style:name="T7" style:family="text">
      <style:text-properties fo:font-family="'Old English Text MT'" style:font-pitch="variable" fo:font-size="72pt" style:font-size-asian="72pt" style:font-size-complex="72pt"/>
    </style:style>
    <style:style style:name="T8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9" style:family="text">
      <style:text-properties fo:font-family="Sawasdee" style:font-pitch="variable" fo:font-size="88pt" style:font-size-asian="88pt" style:font-size-complex="88pt"/>
    </style:style>
    <style:style style:name="T10" style:family="text">
      <style:text-properties fo:color="#ffff66" fo:font-family="Sawasdee" style:font-pitch="variable" fo:font-size="88pt" style:font-size-asian="88pt" style:font-size-complex="88pt"/>
    </style:style>
    <style:style style:name="T1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3cc66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33cc66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80pt" style:font-size-asian="80pt" style:font-size-complex="80pt"/>
    </style:style>
    <style:style style:name="T17" style:family="text">
      <style:text-properties fo:color="#3deb3d" fo:font-family="'Vladimir Script'" style:font-family-generic="script" style:font-pitch="variable" fo:font-size="96pt" fo:font-weight="bold" style:font-size-asian="96pt" style:font-weight-asian="bold" style:font-size-complex="96pt" style:font-weight-complex="bold"/>
    </style:style>
    <style:style style:name="T18" style:family="text">
      <style:text-properties fo:color="#ffffff" fo:font-family="'Arial Black'" style:font-pitch="variable" fo:font-size="36pt" style:font-size-asian="36pt" style:font-size-complex="36pt"/>
    </style:style>
    <style:style style:name="T19" style:family="text">
      <style:text-properties fo:color="#0084d1" fo:font-family="'Arial Black'" style:font-pitch="variable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dd4814" fo:font-family="'Century Schoolbook L'" style:font-family-generic="roman" style:font-pitch="variable" fo:font-size="96pt" style:font-size-asian="96pt" style:font-size-complex="96pt"/>
    </style:style>
    <style:style style:name="T21" style:family="text">
      <style:text-properties fo:color="#00ff00" fo:font-family="'Century Schoolbook L'" style:font-family-generic="roman" style:font-pitch="variable" fo:font-size="96pt" style:font-size-asian="96pt" style:font-size-complex="96pt"/>
    </style:style>
    <style:style style:name="T22" style:family="text">
      <style:text-properties fo:color="#6b2394" fo:font-family="'Century Schoolbook L'" style:font-family-generic="roman" style:font-pitch="variable" fo:font-size="96pt" style:font-size-asian="96pt" style:font-size-complex="96pt"/>
    </style:style>
    <style:style style:name="T23" style:family="text">
      <style:text-properties fo:color="#ffff00" fo:font-family="'Century Schoolbook L'" style:font-family-generic="roman" style:font-pitch="variable" fo:font-size="96pt" style:font-size-asian="96pt" style:font-size-complex="96pt"/>
    </style:style>
    <style:style style:name="T24" style:family="text">
      <style:text-properties fo:color="#dc2300" fo:font-family="'Century Schoolbook L'" style:font-family-generic="roman" style:font-pitch="variable" fo:font-size="96pt" style:font-size-asian="96pt" style:font-size-complex="96pt"/>
    </style:style>
    <style:style style:name="T25" style:family="text">
      <style:text-properties fo:font-family="'Century Schoolbook L'" style:font-family-generic="roman" style:font-pitch="variable" fo:font-size="96pt" style:font-size-asian="96pt" style:font-size-complex="96pt"/>
    </style:style>
    <style:style style:name="T26" style:family="text">
      <style:text-properties fo:color="#00ae00" fo:font-family="'Century Schoolbook L'" style:font-family-generic="roman" style:font-pitch="variable" fo:font-size="96pt" style:font-size-asian="96pt" style:font-size-complex="96pt"/>
    </style:style>
    <style:style style:name="T27" style:family="text">
      <style:text-properties fo:color="#0084d1" fo:font-family="'Century Schoolbook L'" style:font-family-generic="roman" style:font-pitch="variable" fo:font-size="96pt" style:font-size-asian="96pt" style:font-size-complex="96pt"/>
    </style:style>
    <style:style style:name="T28" style:family="text">
      <style:text-properties fo:color="#b3b300" fo:font-family="'Century Schoolbook L'" style:font-family-generic="roman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1" draw:layer="layout" svg:width="24.639cm" svg:height="12.178cm" svg:x="1.525cm" svg:y="4.078cm">
          <draw:text-box>
            <text:p text:style-name="P1"><text:span text:style-name="T1"><text:s text:c="2"/></text:span><text:span text:style-name="T2">This is</text:span><text:span text:style-name="T3"> </text:span></text:p>
            <text:p text:style-name="P1"><text:span text:style-name="T1"><text:s text:c="2"/></text:span><text:span text:style-name="T4">PicSeeOne</text:span><text:span text:style-name="T5"> </text:span></text:p>
            <text:p text:style-name="P1"><text:span text:style-name="T1"><text:s text:c="2"/></text:span><text:span text:style-name="T6">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standard" draw:layer="layout" svg:width="29.075cm" svg:height="21.877cm" svg:x="-0.166cm" svg:y="-0.147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3"><text:span text:style-name="T7">Pic</text:span></text:p>
              </table:table-cell>
              <table:table-cell table:style-name="ce2">
                <text:p text:style-name="P4"><text:span text:style-name="T8"/></text:p>
                <text:p text:style-name="P4"><text:span text:style-name="T8">Compress</text:span></text:p>
                <text:p text:style-name="P4"><text:span text:style-name="T8"/></text:p>
              </table:table-cell>
            </table:table-row>
            <table:table-row table:style-name="ro2">
              <table:covered-table-cell table:style-name="ce1"/>
              <table:table-cell table:style-name="ce2">
                <text:p text:style-name="P4"><text:span text:style-name="T8">name_server</text:span></text:p>
              </table:table-cell>
            </table:table-row>
            <table:table-row table:style-name="ro3">
              <table:covered-table-cell table:style-name="ce1"/>
              <table:table-cell table:style-name="ce2">
                <text:p text:style-name="P4"><text:span text:style-name="T8"/></text:p>
                <text:p text:style-name="P4"><text:span text:style-name="T8">Clever </text:span></text:p>
                <text:p text:style-name="P4"><text:span text:style-name="T8">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standard" draw:layer="layout" svg:width="28.547cm" svg:height="22.96cm" svg:x="-0.2cm" svg:y="-0.354cm" presentation:class="table" presentation:user-transformed="true">
          <table:table table:template-name="seetang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3" table:number-rows-spanned="3">
                <text:p text:style-name="P5"><text:span text:style-name="T9"/></text:p>
                <text:p text:style-name="P6"><text:span text:style-name="T10"/></text:p>
                <text:p text:style-name="P6"><text:span text:style-name="T10">See</text:span></text:p>
              </table:table-cell>
              <table:table-cell table:style-name="ce4">
                <text:p text:style-name="P7"><text:span text:style-name="T11"/></text:p>
                <text:p text:style-name="P7"><text:span text:style-name="T11">Remote browser</text:span></text:p>
                <text:p text:style-name="P7"><text:span text:style-name="T12">[phone pad desktop]</text:span></text:p>
              </table:table-cell>
            </table:table-row>
            <table:table-row table:style-name="ro5">
              <table:covered-table-cell table:style-name="ce3"/>
              <table:table-cell table:style-name="ce4">
                <text:p text:style-name="P7"><text:span text:style-name="T12"/></text:p>
                <text:p text:style-name="P7"><text:span text:style-name="T11">Terminal-mode</text:span></text:p>
                <text:p text:style-name="P7"><text:span text:style-name="T12">[rander anywhere anytime]</text:span></text:p>
              </table:table-cell>
            </table:table-row>
            <table:table-row table:style-name="ro6">
              <table:covered-table-cell table:style-name="ce3"/>
              <table:table-cell table:style-name="ce5"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4"/></text:p>
                <text:p text:style-name="P8"><text:span text:style-name="T14"/></text:p>
                <text:p text:style-name="P8"><text:span text:style-name="T14">calculate_center</text:span></text:p>
                <text:p text:style-name="P8"><text:span text:style-name="T15">[ pic network ]</text:span></text:p>
                <text:p text:style-name="P8"><text:span text:style-name="T15">[ sketch ]</text:span></text:p>
                <text:p text:style-name="P8"><text:span text:style-name="T15">[ predict 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standard" draw:layer="layout" svg:width="28.058cm" svg:height="21.376cm" svg:x="-0.059cm" svg:y="-0.106cm" presentation:class="table" presentation:user-transformed="true">
          <table:table table:template-name="yellow" table:use-first-row-styles="true" table:use-banding-rows-styles="true">
            <table:table-column table:style-name="co5"/>
            <table:table-column table:style-name="co6"/>
            <table:table-row table:style-name="ro7">
              <table:table-cell table:style-name="ce6" table:number-rows-spanned="2">
                <text:p text:style-name="P2"><text:span text:style-name="T16"/></text:p>
                <text:p text:style-name="P2"><text:span text:style-name="T17"/></text:p>
                <text:p text:style-name="P9"><text:span text:style-name="T17">One</text:span></text:p>
              </table:table-cell>
              <table:table-cell table:style-name="ce7">
                <text:p text:style-name="P10"><text:span text:style-name="T18"/></text:p>
                <text:p text:style-name="P10"><text:span text:style-name="T18">Sync all</text:span></text:p>
                <text:p text:style-name="P10"><text:span text:style-name="T18">[usb port]</text:span></text:p>
              </table:table-cell>
            </table:table-row>
            <table:table-row table:style-name="ro8">
              <table:covered-table-cell table:style-name="ce6"/>
              <table:table-cell table:style-name="ce8">
                <text:p text:style-name="P11"><text:span text:style-name="T19"/></text:p>
                <text:p text:style-name="P11"><text:span text:style-name="T19"/></text:p>
                <text:p text:style-name="P11"><text:span text:style-name="T19">Pic UI lib</text:span></text:p>
                <text:p text:style-name="P11"><text:span text:style-name="T19"><text:s text:c="2"/></text:span><text:span text:style-name="T19">||||||</text:span></text:p>
                <text:p text:style-name="P11"><text:span text:style-name="T19">Html5 app stracth</text:span></text:p>
                <text:p text:style-name="P11"><text:span text:style-name="T19"><text:s text:c="3"/></text:span><text:span text:style-name="T19">||||||</text:span></text:p>
                <text:p text:style-name="P11"><text:span text:style-name="T19">See and get the sam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3" draw:text-style-name="P12" draw:layer="layout" svg:width="24.639cm" svg:height="12.178cm" svg:x="1.4cm" svg:y="4.914cm" presentation:class="outline">
          <draw:text-box>
            <text:list text:style-name="L3">
              <text:list-header>
                <text:p text:style-name="P12"><text:span text:style-name="T20">T</text:span><text:span text:style-name="T21">h</text:span><text:span text:style-name="T22">a</text:span><text:span text:style-name="T23">n</text:span><text:span text:style-name="T24">k</text:span><text:span text:style-name="T25"> </text:span><text:span text:style-name="T26">y</text:span><text:span text:style-name="T27">o</text:span><text:span text:style-name="T28">u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0CA000000CB19D05BB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xcPSO </meta:initial-creator>
    <meta:creation-date>2014-07-08T21:16:24</meta:creation-date>
    <dc:date>2014-07-08T22:03:05</dc:date>
    <dc:creator>jxcPSO </dc:creator>
    <meta:editing-duration>PT40M16S</meta:editing-duration>
    <meta:editing-cycles>32</meta:editing-cycles>
    <meta:generator>LibreOffice/3.5$Linux_x86 LibreOffice_project/350m1$Build-2</meta:generator>
    <meta:document-statistic meta:object-count="38"/>
  </office:meta>
</office:document-meta>
</file>